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color="#ffffff" fo:background-color="#ff0000"/>
    </style:style>
    <style:style style:name="P2" style:family="paragraph" style:parent-style-name="Standard">
      <style:text-properties fo:color="#ffffff" fo:background-color="#ff0000"/>
    </style:style>
    <style:style style:name="T1" style:family="text">
      <style:text-properties fo:background-color="#ffff00"/>
    </style:style>
    <style:style style:name="T2" style:family="text">
      <style:text-properties fo:background-color="#eb613d"/>
    </style:style>
    <style:style style:name="T3" style:family="text">
      <style:text-properties fo:background-color="#ff6633"/>
    </style:style>
    <style:style style:name="T4" style:family="text">
      <style:text-properties fo:background-color="#cfe7f5"/>
    </style:style>
    <style:style style:name="T5" style:family="text">
      <style:text-properties fo:background-color="#ff0000"/>
    </style:style>
    <style:style style:name="T6" style:family="text">
      <style:text-properties fo:background-color="#ff9966"/>
    </style:style>
    <style:style style:name="T7" style:family="text">
      <style:text-properties fo:background-color="#ff420e"/>
    </style:style>
    <style:style style:name="T8" style:family="text">
      <style:text-properties fo:background-color="#e6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25_1396741256"/>DUPLICATE DERIVATION (8)</text:p>
      <text:p text:style-name="Standard"><text:bookmark-end text:name="__DdeLink__25_1396741256"/></text:p>
      <text:p text:style-name="Standard">data.noun:25611 </text:p>
      <text:p text:style-name="Standard">04570858 07 n 02 sternness 0 strictness 1 008 @ 04570600 n 0000 <text:span text:style-name="T1">+ 02446669 a 0202</text:span> <text:span text:style-name="T2">+ 02446669 a 0202</text:span> + 00714865 a 0202 + 01790022 a 0104 + 00714865 a 0101 ~ 04571078 n 0000 ~ 04571219 n 0000 | uncompromising resolution <text:s/></text:p>
      <text:p text:style-name="Standard"/>
      <text:p text:style-name="Standard">data.noun:25648 </text:p>
      <text:p text:style-name="Standard">04578965 07 n 06 graveness 0 gravity 0 sobriety 1 soberness 0 somberness 0 sombreness 0 012 @ 04578035 n 0000 <text:span text:style-name="T8">+ 00366341 a 0602</text:span> <text:span text:style-name="T1">+ 00366341 a 0501</text:span> + 02126888 a 0403 + 02131090 a 0403 + 02126888 a 0201 + 01281705 a 0201 + 02126888 a 0101 + 01281705 a 0101 <text:span text:style-name="T7">+ 00366341 a 0602</text:span> <text:span text:style-name="T3">+ 00366341 a 0501</text:span> ~ 04579546 n 0000 | a manner that is serious and solemn <text:s/></text:p>
      <text:p text:style-name="Standard"/>
      <text:p text:style-name="Standard">data.noun:26206</text:p>
      <text:p text:style-name="Standard">04695035 07 n 02 singularity 1 uniqueness 0 007 @ 04694678 n 0000 + 01108858 a 0201 + 02223151 a 0202 + 00507765 a 0202 <text:span text:style-name="T1">+ 00496667 a 0101</text:span> <text:span text:style-name="T3">+ 00496667 a 0</text:span><text:span text:style-name="T2">101</text:span> + 02223151 a 0101 | the quality of being one of a kind; "that singularity distinguished him from all his companions" <text:s/></text:p>
      <text:p text:style-name="Standard"/>
      <text:p text:style-name="Standard">data.noun:26293</text:p>
      <text:p text:style-name="Standard">04712743 07 n 06 loathsomeness 0 repulsiveness 0 sliminess 2 vileness 1 lousiness 0 wickedness 2 011 @ 04712370 n 0000 + 01630246 a 060c + 01592054 a 0503 + 01131736 a 0503 + 02571256 a 0408 + 01136640 a 0304 <text:span text:style-name="T1">+ 01629416 a 0205</text:span> + 00223526 a 0202 <text:span text:style-name="T3">+ 01629416 a 0205</text:span> + 02571256 a 0105 + 01630246 a 0106 | the quality of being disgusting to the senses or emotions; "the vileness of his language surprised us" <text:s/></text:p>
      <text:p text:style-name="Standard"/>
      <text:p text:style-name="Standard">data.noun:26587</text:p>
      <text:p text:style-name="Standard">04772342 07 n 03 benignity 0 benignancy 0 graciousness 1 009 @ 04780602 n 0000 + 00179134 a 0301 + 01375667 a 0302 <text:span text:style-name="T1">+ 01375872 a 0201</text:span> <text:span text:style-name="T2">+ 01375872 a 0201</text:span> ! 04774149 n 0202 + 01375872 a 0101 ! 04774149 n 0101 = 00228210 a 0000 | the quality of being kind and gentle <text:s/></text:p>
      <text:p text:style-name="Standard"/>
      <text:p text:style-name="Standard"><text:bookmark-start text:name="__DdeLink__1_1396741256"/>data.noun:28480</text:p>
      <text:p text:style-name="Standard">05137404 07 n 04 boringness 0 dreariness 0 insipidness 1 insipidity 1 006 @ 05137137 n 0000 + 01349017 a 0301 + 00811060 a 0202 <text:span text:style-name="T1">+ 00365961 a 020b</text:span> + 01348327 a 0101 <text:span text:style-name="T3">+ 00365961 a 020b</text:span> | extreme dullness; lacking spirit or interest</text:p>
      <text:p text:style-name="Standard"/>
      <text:p text:style-name="Standard"><text:bookmark-start text:name="__DdeLink__3_1396741256"/>data.noun:40524</text:p>
      <text:p text:style-name="Standard"><text:bookmark-end text:name="__DdeLink__1_1396741256"/>07463292 12 n 04 gloom 0 gloominess 0 somberness 0 sombreness 0 007 @ 07463132 n 0000 @ 07451560 n 0000 <text:span text:style-name="T8">+ 00366341 a 0402</text:span> <text:span text:style-name="T1">+ 00366341 a 0301</text:span> <text:span text:style-name="T7">+ 00366341 a 0402</text:span> <text:span text:style-name="T3">+ 00366341 a 0301</text:span> + 00707151 a 0201 | a feeling of melancholy apprehension <text:s/></text:p>
      <text:p text:style-name="Standard"><text:bookmark-end text:name="__DdeLink__3_1396741256"/></text:p>
      <text:p text:style-name="Standard"><text:bookmark-start text:name="__DdeLink__9_1396741256"/>data.verb:10561</text:p>
      <text:p text:style-name="Standard">02110292 39 v 02 perceive 0 comprehend 0 024 + 05738040 n 0201 <text:span text:style-name="T1">+ 01290456 a 0102</text:span> <text:span text:style-name="T3">+ 01290456 a 0102</text:span> + 02880100 a 0101 + 00878536 n 0102 + 09564530 n 0101 ~ 02109792 v 0000 ~ 02110883 v 0000 ~ 02111034 v 0000 ~ 02111374 v 0000 ~ 02121464 v 0000 ~ 02121655 v 0000 ~ 02121770 v 0000 ~ 02122057 v 0000 ~ 02125308 v 0000 ~ 02128545 v 0000 ~ 02131155 v 0000 ~ 02133086 v 0000 ~ 02167558 v 0000 ~ 02173527 v 0000 ~ 02173716 v 0000 ~ 02195373 v 0000 ~ 02201676 v 0000 ~ 02202868 v 0000 02 + 08 00 + 09 00 | to become aware of through the senses; "I could perceive the ship coming over the horizon" <text:s/></text:p>
      <text:p text:style-name="P1"/>
      <text:p text:style-name="P1"><text:bookmark-start text:name="__DdeLink__37_1396741256"/><text:bookmark-start text:name="__DdeLink__28_1396741256"/>CASE-DEPENDENT DERIVATION/PERTAINYM (4)</text:p>
      <text:p text:style-name="Standard"><text:bookmark-end text:name="__DdeLink__9_1396741256"/><text:bookmark-end text:name="__DdeLink__28_1396741256"/><text:bookmark text:name="__DdeLink__11_1396741256"/></text:p>
      <text:p text:style-name="Standard">data.noun:<text:bookmark-start text:name="__DdeLink__5_1396741256"/>46169</text:p>
      <text:p text:style-name="Standard"><text:soft-page-break/>08494432 15 n 02 Earth 0 earth 1 003 @ 00027365 n 0000 <text:span text:style-name="T4">+ 01184362 a 0201 + 01184362 a 0101</text:span> | the abode of mortals (as contrasted with Heaven or Hell); "it was hell on earth" <text:s/></text:p>
      <text:p text:style-name="Standard"/>
      <text:p text:style-name="Standard"><text:bookmark-start text:name="__DdeLink__7_1396741256"/>data.noun:49551</text:p>
      <text:p text:style-name="Standard">09208446 17 n 04 Earth 0 earth 2 world 0 globe 0 012 @i 09394157 n 0000 #m 09376983 n 0000 + 01573249 a 0401 <text:span text:style-name="T4">+ 10633464 n 0202 + 10633464 n 0102</text:span> %p 08430894 n 0000 %p 08515412 n 0000 %p 08609326 n 0000 %p 09245454 n 0000 %p 09271948 n 0000 %p 09277362 n 0000 %p 09374258 n 0000 | the 3rd planet from the sun; the planet we live on; "the Earth moves around the sun"; "he sailed around the world" <text:s/></text:p>
      <text:p text:style-name="Standard"/>
      <text:p text:style-name="Standard">data.noun:57772</text:p>
      <text:p text:style-name="Standard"><text:bookmark-end text:name="__DdeLink__5_1396741256"/><text:bookmark-end text:name="__DdeLink__7_1396741256"/>10633464 18 n 04 tellurian 0 earthling 0 earthman 0 worldling 1 003 @ 09558001 n 0000 <text:span text:style-name="T4">+ 09208446 n 0201 + 09208446 n 0202</text:span> | an inhabitant of the earth <text:s/></text:p>
      <text:p text:style-name="P1"/>
      <text:p text:style-name="Standard"><text:bookmark-start text:name="__DdeLink__13_1396741256"/>data.adj:17027</text:p>
      <text:p text:style-name="Standard">02986060 01 a 02 baroque 0 Baroque 0 002 <text:span text:style-name="T4">\ 15184452 n 0201 \ 15184452 n 0101</text:span> | of or relating to or characteristic of the elaborately ornamented style of architecture, art, and music popular in Europe between 1600 and 1750 <text:s/></text:p>
      <text:p text:style-name="P1"><text:bookmark-end text:name="__DdeLink__13_1396741256"/></text:p>
      <text:p text:style-name="P1">UNCLOSED QUOTE (1)</text:p>
      <text:p text:style-name="Standard"/>
      <text:p text:style-name="Standard">data.verb:3724</text:p>
      <text:p text:style-name="Standard">00755575 32 v 02 request 2 hit_up 0 007 @ 00754601 v 0000 + 06449553 n 0101 + 07114803 n 0101 ~ 00748806 v 0000 ~ 00756066 v 0000 ~ 00795382 v 0000 ~ 00881427 v 0000 03 + 24 00 + 25 00 + 26 00 | ask (a person) to do something; "She asked him to be here at noon"; "I requested that she type the entire manuscript"; "She hit him up for money<text:span text:style-name="T5">xs</text:span> <text:s text:c="2"/></text:p>
      <text:p text:style-name="P1"><text:bookmark-end text:name="__DdeLink__37_1396741256"/></text:p>
      <text:p text:style-name="P1"><text:bookmark-start text:name="__DdeLink__41_1396741256"/><text:bookmark-start text:name="__DdeLink__43_1396741256"/>LACK OF GLOSS (3)</text:p>
      <text:p text:style-name="P1"/>
      <text:p text:style-name="Standard"><text:bookmark-end text:name="__DdeLink__43_1396741256"/>data.adj:2957</text:p>
      <text:p text:style-name="Standard">00522853 00 s 01 full 7 001 &amp; 00522139 a 0000 |<text:span text:style-name="T5"> </text:span>"write your full name"</text:p>
      <text:p text:style-name="Standard">UNEVEN QUOTES IN 300522853:"write your full name" </text:p>
      <text:p text:style-name="Standard"/>
      <text:p text:style-name="Standard">data.adj:10680</text:p>
      <text:p text:style-name="Standard">01951389 00 s 01 strong 0 001 &amp; 01950285 a 0000 |<text:span text:style-name="T5"> </text:span>"a strong family in a strong community" <text:s/><text:bookmark text:name="__DdeLink__15_1396741256"/></text:p>
      <text:p text:style-name="Standard">UNEVEN QUOTES IN 301951389:"a strong family in a strong community" </text:p>
      <text:p text:style-name="Standard"/>
      <text:p text:style-name="Standard">data.adj:10680</text:p>
      <text:p text:style-name="Standard">02281982 00 s 02 healthy 0 strong 0 001 &amp; 02281471 a 0000 | thriving and functioning well; "a healthy economy"; "strong economic growth<text:span text:style-name="T5"> <text:s/></text:span></text:p>
      <text:p text:style-name="Standard">UNEVEN QUOTES IN 302281982:<text:bookmark-start text:name="__DdeLink__17_1396741256"/>thriving and functioning well<text:bookmark-end text:name="__DdeLink__17_1396741256"/>; "a healthy economy"; "strong economic growth </text:p>
      <text:p text:style-name="Standard"><text:bookmark-end text:name="__DdeLink__41_1396741256"/></text:p>
      <text:p text:style-name="P1"><text:bookmark-start text:name="__DdeLink__233_651494139"/>FRAMES (1)<text:bookmark-end text:name="__DdeLink__233_651494139"/></text:p>
      <text:p text:style-name="P1"/>
      <text:p text:style-name="Standard">data.verb:12923</text:p>
      <text:p text:style-name="Standard">02599070 41 v 04 lord_it_over 0 queen_it_over 0 put_on_airs 0 act_superior 0 001 @ 02371743 v 0000 09 + <text:span text:style-name="T1">02 00</text:span> + <text:span text:style-name="T6">02 04</text:span> + 22 04 + <text:span text:style-name="T2">02 03</text:span> + 22 03 + 08 02 + 09 02 + 08 01 + 09 01 | act like the master of; "He is lording it over the students" <text:s/></text:p>
      <text:p text:style-name="Standard"/>
      <text:p text:style-name="P1">MORPHOLOGY (3)</text:p>
      <text:p text:style-name="Standard"/>
      <text:p text:style-name="Standard"><text:soft-page-break/>--1-- </text:p>
      <text:p text:style-name="Standard">noun.exc:532 <text:span text:style-name="T1">diastemata diastema</text:span> </text:p>
      <text:p text:style-name="Standard">noun.exc:533 <text:span text:style-name="T2">diastemata diastema </text:span></text:p>
      <text:p text:style-name="Standard"/>
      <text:p text:style-name="Standard">--2-- </text:p>
      <text:p text:style-name="Standard">noun.exc:1834 <text:span text:style-name="T1">sudatoria sudatorium </text:span></text:p>
      <text:p text:style-name="Standard">noun.exc:1835 <text:span text:style-name="T2">sudatoria sudatorium </text:span></text:p>
      <text:p text:style-name="Standard"/>
      <text:p text:style-name="Standard">--3-- </text:p>
      <text:p text:style-name="Standard">noun.exc:1982 vagi <text:span text:style-name="T1">vagus</text:span> <text:span text:style-name="T2">vagus </text:span></text:p>
      <text:p text:style-name="Standard"><text:span text:style-name="T2"/></text:p>
      <text:p text:style-name="Standard"><text:span text:style-name="T2"/></text:p>
      <text:p text:style-name="P1">MORPHOLOGY (1043)</text:p>
      <text:p text:style-name="Standard"/>
      <text:p text:style-name="Standard">A lot of base forms do not match any entry in the 'core' database (they are orphans)</text:p>
      <text:p text:style-name="Standard">for instance:</text:p>
      <text:p text:style-name="Standard">adj.exc:1480 line=[yarest <text:span text:style-name="T1">yare</text:span>]</text:p>
      <text:p text:style-name="Standard">see log for full lis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ard Bou</meta:initial-creator>
    <meta:creation-date>2012-07-10T06:18:44</meta:creation-date>
    <dc:date>2012-07-11T09:54:36</dc:date>
    <dc:creator>Bernard Bou</dc:creator>
    <meta:editing-duration>PT5H8M52S</meta:editing-duration>
    <meta:editing-cycles>17</meta:editing-cycles>
    <meta:generator>LibreOffice/3.5$Linux_x86 LibreOffice_project/350m1$Build-2</meta:generator>
    <meta:document-statistic meta:table-count="0" meta:image-count="0" meta:object-count="0" meta:page-count="3" meta:paragraph-count="56" meta:word-count="1026" meta:character-count="5331" meta:non-whitespace-character-count="4320"/>
  </office:meta>
</office:document-meta>
</file>